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72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0.5929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1"/>
    <style:style style:name="ce4" style:family="table-cell" style:parent-style-name="Default" style:data-style-name="N11">
      <style:text-properties fo:font-weight="bold" style:font-weight-asian="bold" style:font-weight-complex="bold"/>
    </style:style>
    <style:style style:name="ce6" style:family="table-cell" style:parent-style-name="Default" style:data-style-name="N11">
      <style:text-properties fo:font-weight="normal" style:font-weight-asian="normal" style:font-weight-complex="normal"/>
    </style:style>
    <style:style style:name="ce5" style:family="table-cell" style:parent-style-name="Default" style:data-style-name="N11">
      <style:text-properties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rest_evaluation_shared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office:value-type="string" calcext:value-type="string">
            <text:p>Features</text:p>
          </table:table-cell>
          <table:table-cell table:style-name="ce2" office:value-type="string" calcext:value-type="string" table:number-columns-spanned="3" table:number-rows-spanned="1">
            <text:p>Bands</text:p>
          </table:table-cell>
          <table:covered-table-cell table:number-columns-repeated="2" table:style-name="ce1"/>
          <table:table-cell table:style-name="ce2" office:value-type="string" calcext:value-type="string" table:number-columns-spanned="3" table:number-rows-spanned="1">
            <text:p>Indices</text:p>
          </table:table-cell>
          <table:covered-table-cell table:number-columns-repeated="2" table:style-name="ce1"/>
          <table:table-cell table:style-name="ce2" office:value-type="string" calcext:value-type="string" table:number-columns-spanned="3" table:number-rows-spanned="1">
            <text:p>Normalized Bands</text:p>
          </table:table-cell>
          <table:covered-table-cell table:number-columns-repeated="2" table:style-name="ce1"/>
          <table:table-cell table:style-name="ce2" office:value-type="string" calcext:value-type="string" table:number-columns-spanned="3" table:number-rows-spanned="1">
            <text:p>Normalized Indices</text:p>
          </table:table-cell>
          <table:covered-table-cell table:number-columns-repeated="2" table:style-name="ce1"/>
          <table:table-cell table:style-name="ce2" office:value-type="string" calcext:value-type="string" table:number-columns-spanned="3" table:number-rows-spanned="1">
            <text:p>Standard</text:p>
          </table:table-cell>
          <table:covered-table-cell table:number-columns-repeated="2" table:style-name="ce1"/>
          <table:table-cell table:style-name="ce2" office:value-type="string" calcext:value-type="string" table:number-columns-spanned="3" table:number-rows-spanned="1">
            <text:p>Normalized</text:p>
          </table:table-cell>
          <table:covered-table-cell table:number-columns-repeated="2" table:style-name="ce1"/>
          <table:table-cell table:style-name="ce2" office:value-type="string" calcext:value-type="string" table:number-columns-spanned="3" table:number-rows-spanned="1">
            <text:p>All</text:p>
          </table:table-cell>
          <table:covered-table-cell table:number-columns-repeated="2" table:style-name="ce1"/>
        </table:table-row>
        <table:table-row table:style-name="ro1">
          <table:table-cell office:value-type="string" calcext:value-type="string">
            <text:p>Metric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</table:table-row>
        <table:table-row table:style-name="ro1">
          <table:table-cell office:value-type="string" calcext:value-type="string">
            <text:p>Category</text:p>
          </table:table-cell>
          <table:table-cell table:style-name="Default" table:number-columns-repeated="21"/>
        </table:table-row>
        <table:table-row table:style-name="ro1">
          <table:table-cell office:value-type="string" calcext:value-type="string">
            <text:p>Non-organic debris</text:p>
          </table:table-cell>
          <table:table-cell office:value-type="percentage" office:value="0.635374149659864" calcext:value-type="percentage">
            <text:p>63.54%</text:p>
          </table:table-cell>
          <table:table-cell office:value-type="percentage" office:value="0.817863397548161" calcext:value-type="percentage">
            <text:p>81.79%</text:p>
          </table:table-cell>
          <table:table-cell office:value-type="percentage" office:value="0.715160796324655" calcext:value-type="percentage">
            <text:p>71.52%</text:p>
          </table:table-cell>
          <table:table-cell office:value-type="percentage" office:value="0.691761363636364" calcext:value-type="percentage">
            <text:p>69.18%</text:p>
          </table:table-cell>
          <table:table-cell office:value-type="percentage" office:value="0.852889667250438" calcext:value-type="percentage">
            <text:p>85.29%</text:p>
          </table:table-cell>
          <table:table-cell office:value-type="percentage" office:value="0.763921568627451" calcext:value-type="percentage">
            <text:p>76.39%</text:p>
          </table:table-cell>
          <table:table-cell table:style-name="ce4" office:value-type="percentage" office:value="0.751926040061633" calcext:value-type="percentage">
            <text:p>75.19%</text:p>
          </table:table-cell>
          <table:table-cell office:value-type="percentage" office:value="0.854640980735552" calcext:value-type="percentage">
            <text:p>85.46%</text:p>
          </table:table-cell>
          <table:table-cell table:style-name="ce4" office:value-type="percentage" office:value="0.8" calcext:value-type="percentage">
            <text:p>80.00%</text:p>
          </table:table-cell>
          <table:table-cell office:value-type="percentage" office:value="0.566168009205984" calcext:value-type="percentage">
            <text:p>56.62%</text:p>
          </table:table-cell>
          <table:table-cell office:value-type="percentage" office:value="0.861646234676007" calcext:value-type="percentage">
            <text:p>86.16%</text:p>
          </table:table-cell>
          <table:table-cell office:value-type="percentage" office:value="0.683333333333333" calcext:value-type="percentage">
            <text:p>68.33%</text:p>
          </table:table-cell>
          <table:table-cell office:value-type="percentage" office:value="0.697642163661581" calcext:value-type="percentage">
            <text:p>69.76%</text:p>
          </table:table-cell>
          <table:table-cell office:value-type="percentage" office:value="0.880910683012259" calcext:value-type="percentage">
            <text:p>88.09%</text:p>
          </table:table-cell>
          <table:table-cell office:value-type="percentage" office:value="0.778637770897833" calcext:value-type="percentage">
            <text:p>77.86%</text:p>
          </table:table-cell>
          <table:table-cell office:value-type="percentage" office:value="0.723880597014925" calcext:value-type="percentage">
            <text:p>72.39%</text:p>
          </table:table-cell>
          <table:table-cell table:style-name="ce3" office:value-type="percentage" office:value="0.84938704028021" calcext:value-type="percentage">
            <text:p>84.94%</text:p>
          </table:table-cell>
          <table:table-cell table:style-name="ce3" office:value-type="percentage" office:value="0.781627719580983" calcext:value-type="percentage">
            <text:p>78.16%</text:p>
          </table:table-cell>
          <table:table-cell office:value-type="percentage" office:value="0.721194879089616" calcext:value-type="percentage">
            <text:p>72.12%</text:p>
          </table:table-cell>
          <table:table-cell table:style-name="ce4" office:value-type="percentage" office:value="0.887915936952714" calcext:value-type="percentage">
            <text:p>88.79%</text:p>
          </table:table-cell>
          <table:table-cell office:value-type="percentage" office:value="0.795918367346939" calcext:value-type="percentage">
            <text:p>79.59%</text:p>
          </table:table-cell>
        </table:table-row>
        <table:table-row table:style-name="ro1">
          <table:table-cell office:value-type="string" calcext:value-type="string">
            <text:p>Organic debris</text:p>
          </table:table-cell>
          <table:table-cell office:value-type="percentage" office:value="0.839080459770115" calcext:value-type="percentage">
            <text:p>83.91%</text:p>
          </table:table-cell>
          <table:table-cell office:value-type="percentage" office:value="0.429411764705882" calcext:value-type="percentage">
            <text:p>42.94%</text:p>
          </table:table-cell>
          <table:table-cell office:value-type="percentage" office:value="0.568093385214008" calcext:value-type="percentage">
            <text:p>56.81%</text:p>
          </table:table-cell>
          <table:table-cell office:value-type="percentage" office:value="0.642045454545455" calcext:value-type="percentage">
            <text:p>64.20%</text:p>
          </table:table-cell>
          <table:table-cell office:value-type="percentage" office:value="0.664705882352941" calcext:value-type="percentage">
            <text:p>66.47%</text:p>
          </table:table-cell>
          <table:table-cell office:value-type="percentage" office:value="0.653179190751445" calcext:value-type="percentage">
            <text:p>65.32%</text:p>
          </table:table-cell>
          <table:table-cell office:value-type="percentage" office:value="0.841772151898734" calcext:value-type="percentage">
            <text:p>84.18%</text:p>
          </table:table-cell>
          <table:table-cell office:value-type="percentage" office:value="0.782352941176471" calcext:value-type="percentage">
            <text:p>78.24%</text:p>
          </table:table-cell>
          <table:table-cell office:value-type="percentage" office:value="0.810975609756098" calcext:value-type="percentage">
            <text:p>81.10%</text:p>
          </table:table-cell>
          <table:table-cell table:style-name="ce4" office:value-type="percentage" office:value="0.921739130434783" calcext:value-type="percentage">
            <text:p>92.17%</text:p>
          </table:table-cell>
          <table:table-cell office:value-type="percentage" office:value="0.623529411764706" calcext:value-type="percentage">
            <text:p>62.35%</text:p>
          </table:table-cell>
          <table:table-cell office:value-type="percentage" office:value="0.743859649122807" calcext:value-type="percentage">
            <text:p>74.39%</text:p>
          </table:table-cell>
          <table:table-cell office:value-type="percentage" office:value="0.773333333333333" calcext:value-type="percentage">
            <text:p>77.33%</text:p>
          </table:table-cell>
          <table:table-cell office:value-type="percentage" office:value="0.682352941176471" calcext:value-type="percentage">
            <text:p>68.24%</text:p>
          </table:table-cell>
          <table:table-cell office:value-type="percentage" office:value="0.725" calcext:value-type="percentage">
            <text:p>72.50%</text:p>
          </table:table-cell>
          <table:table-cell office:value-type="percentage" office:value="0.881578947368421" calcext:value-type="percentage">
            <text:p>88.16%</text:p>
          </table:table-cell>
          <table:table-cell office:value-type="percentage" office:value="0.788235294117647" calcext:value-type="percentage">
            <text:p>78.82%</text:p>
          </table:table-cell>
          <table:table-cell office:value-type="percentage" office:value="0.832298136645962" calcext:value-type="percentage">
            <text:p>83.23%</text:p>
          </table:table-cell>
          <table:table-cell office:value-type="percentage" office:value="0.834394904458599" calcext:value-type="percentage">
            <text:p>83.44%</text:p>
          </table:table-cell>
          <table:table-cell office:value-type="percentage" office:value="0.770588235294118" calcext:value-type="percentage">
            <text:p>77.06%</text:p>
          </table:table-cell>
          <table:table-cell office:value-type="percentage" office:value="0.801223241590214" calcext:value-type="percentage">
            <text:p>80.12%</text:p>
          </table:table-cell>
        </table:table-row>
        <table:table-row table:style-name="ro1">
          <table:table-cell office:value-type="string" calcext:value-type="string">
            <text:p>Sargassum</text:p>
          </table:table-cell>
          <table:table-cell office:value-type="percentage" office:value="0.394296951819076" calcext:value-type="percentage">
            <text:p>39.43%</text:p>
          </table:table-cell>
          <table:table-cell office:value-type="percentage" office:value="0.86671469740634" calcext:value-type="percentage">
            <text:p>86.67%</text:p>
          </table:table-cell>
          <table:table-cell office:value-type="percentage" office:value="0.542013967109709" calcext:value-type="percentage">
            <text:p>54.20%</text:p>
          </table:table-cell>
          <table:table-cell office:value-type="percentage" office:value="0.978361669242658" calcext:value-type="percentage">
            <text:p>97.84%</text:p>
          </table:table-cell>
          <table:table-cell office:value-type="percentage" office:value="0.912103746397694" calcext:value-type="percentage">
            <text:p>91.21%</text:p>
          </table:table-cell>
          <table:table-cell office:value-type="percentage" office:value="0.94407158836689" calcext:value-type="percentage">
            <text:p>94.41%</text:p>
          </table:table-cell>
          <table:table-cell table:style-name="ce6" office:value-type="percentage" office:value="0.971407072987208" calcext:value-type="percentage">
            <text:p>97.14%</text:p>
          </table:table-cell>
          <table:table-cell office:value-type="percentage" office:value="0.930115273775216" calcext:value-type="percentage">
            <text:p>93.01%</text:p>
          </table:table-cell>
          <table:table-cell office:value-type="percentage" office:value="0.950312845049687" calcext:value-type="percentage">
            <text:p>95.03%</text:p>
          </table:table-cell>
          <table:table-cell office:value-type="percentage" office:value="0.983618763961281" calcext:value-type="percentage">
            <text:p>98.36%</text:p>
          </table:table-cell>
          <table:table-cell office:value-type="percentage" office:value="0.951729106628242" calcext:value-type="percentage">
            <text:p>95.17%</text:p>
          </table:table-cell>
          <table:table-cell office:value-type="percentage" office:value="0.967411204686928" calcext:value-type="percentage">
            <text:p>96.74%</text:p>
          </table:table-cell>
          <table:table-cell table:style-name="ce4" office:value-type="percentage" office:value="0.992481203007519" calcext:value-type="percentage">
            <text:p>99.25%</text:p>
          </table:table-cell>
          <table:table-cell office:value-type="percentage" office:value="0.951008645533141" calcext:value-type="percentage">
            <text:p>95.10%</text:p>
          </table:table-cell>
          <table:table-cell table:style-name="ce4" office:value-type="percentage" office:value="0.971302428256071" calcext:value-type="percentage">
            <text:p>97.13%</text:p>
          </table:table-cell>
          <table:table-cell office:value-type="percentage" office:value="0.958874458874459" calcext:value-type="percentage">
            <text:p>95.89%</text:p>
          </table:table-cell>
          <table:table-cell office:value-type="percentage" office:value="0.957492795389049" calcext:value-type="percentage">
            <text:p>95.75%</text:p>
          </table:table-cell>
          <table:table-cell table:style-name="ce3" office:value-type="percentage" office:value="0.958183129055516" calcext:value-type="percentage">
            <text:p>95.82%</text:p>
          </table:table-cell>
          <table:table-cell office:value-type="percentage" office:value="0.976487876561352" calcext:value-type="percentage">
            <text:p>97.65%</text:p>
          </table:table-cell>
          <table:table-cell table:style-name="ce4" office:value-type="percentage" office:value="0.957492795389049" calcext:value-type="percentage">
            <text:p>95.75%</text:p>
          </table:table-cell>
          <table:table-cell office:value-type="percentage" office:value="0.966897053473991" calcext:value-type="percentage">
            <text:p>96.69%</text:p>
          </table:table-cell>
        </table:table-row>
        <table:table-row table:style-name="ro1">
          <table:table-cell office:value-type="string" calcext:value-type="string">
            <text:p>Ships</text:p>
          </table:table-cell>
          <table:table-cell office:value-type="percentage" office:value="0.547546941247729" calcext:value-type="percentage">
            <text:p>54.75%</text:p>
          </table:table-cell>
          <table:table-cell office:value-type="percentage" office:value="0.628650904033379" calcext:value-type="percentage">
            <text:p>62.87%</text:p>
          </table:table-cell>
          <table:table-cell office:value-type="percentage" office:value="0.585302686953707" calcext:value-type="percentage">
            <text:p>58.53%</text:p>
          </table:table-cell>
          <table:table-cell office:value-type="percentage" office:value="0.630690161527166" calcext:value-type="percentage">
            <text:p>63.07%</text:p>
          </table:table-cell>
          <table:table-cell office:value-type="percentage" office:value="0.597357440890125" calcext:value-type="percentage">
            <text:p>59.74%</text:p>
          </table:table-cell>
          <table:table-cell office:value-type="percentage" office:value="0.613571428571428" calcext:value-type="percentage">
            <text:p>61.36%</text:p>
          </table:table-cell>
          <table:table-cell table:style-name="ce4" office:value-type="percentage" office:value="0.875729774812343" calcext:value-type="percentage">
            <text:p>87.57%</text:p>
          </table:table-cell>
          <table:table-cell office:value-type="percentage" office:value="0.730180806675939" calcext:value-type="percentage">
            <text:p>73.02%</text:p>
          </table:table-cell>
          <table:table-cell office:value-type="percentage" office:value="0.796359499431172" calcext:value-type="percentage">
            <text:p>79.64%</text:p>
          </table:table-cell>
          <table:table-cell office:value-type="percentage" office:value="0.621237000547345" calcext:value-type="percentage">
            <text:p>62.12%</text:p>
          </table:table-cell>
          <table:table-cell office:value-type="percentage" office:value="0.789290681502086" calcext:value-type="percentage">
            <text:p>78.93%</text:p>
          </table:table-cell>
          <table:table-cell office:value-type="percentage" office:value="0.695252679938744" calcext:value-type="percentage">
            <text:p>69.53%</text:p>
          </table:table-cell>
          <table:table-cell office:value-type="percentage" office:value="0.553012048192771" calcext:value-type="percentage">
            <text:p>55.30%</text:p>
          </table:table-cell>
          <table:table-cell office:value-type="percentage" office:value="0.638386648122392" calcext:value-type="percentage">
            <text:p>63.84%</text:p>
          </table:table-cell>
          <table:table-cell office:value-type="percentage" office:value="0.592640413169787" calcext:value-type="percentage">
            <text:p>59.26%</text:p>
          </table:table-cell>
          <table:table-cell office:value-type="percentage" office:value="0.780794701986755" calcext:value-type="percentage">
            <text:p>78.08%</text:p>
          </table:table-cell>
          <table:table-cell table:style-name="ce3" office:value-type="percentage" office:value="0.819888734353268" calcext:value-type="percentage">
            <text:p>81.99%</text:p>
          </table:table-cell>
          <table:table-cell table:style-name="ce3" office:value-type="percentage" office:value="0.799864314789688" calcext:value-type="percentage">
            <text:p>79.99%</text:p>
          </table:table-cell>
          <table:table-cell office:value-type="percentage" office:value="0.770361298224127" calcext:value-type="percentage">
            <text:p>77.04%</text:p>
          </table:table-cell>
          <table:table-cell table:style-name="ce4" office:value-type="percentage" office:value="0.874826147426982" calcext:value-type="percentage">
            <text:p>87.48%</text:p>
          </table:table-cell>
          <table:table-cell table:style-name="ce4" office:value-type="percentage" office:value="0.819277108433735" calcext:value-type="percentage">
            <text:p>81.93%</text:p>
          </table:table-cell>
        </table:table-row>
        <table:table-row table:style-name="ro1">
          <table:table-cell office:value-type="string" calcext:value-type="string">
            <text:p>Cloud shadows</text:p>
          </table:table-cell>
          <table:table-cell office:value-type="percentage" office:value="0.0131004366812227" calcext:value-type="percentage">
            <text:p>1.31%</text:p>
          </table:table-cell>
          <table:table-cell office:value-type="percentage" office:value="0.0017574692442882" calcext:value-type="percentage">
            <text:p>0.18%</text:p>
          </table:table-cell>
          <table:table-cell office:value-type="percentage" office:value="0.003099173553719" calcext:value-type="percentage">
            <text:p>0.31%</text:p>
          </table:table-cell>
          <table:table-cell office:value-type="percentage" office:value="0.261744966442953" calcext:value-type="percentage">
            <text:p>26.17%</text:p>
          </table:table-cell>
          <table:table-cell office:value-type="percentage" office:value="0.0228471001757469" calcext:value-type="percentage">
            <text:p>2.28%</text:p>
          </table:table-cell>
          <table:table-cell office:value-type="percentage" office:value="0.0420258620689655" calcext:value-type="percentage">
            <text:p>4.20%</text:p>
          </table:table-cell>
          <table:table-cell office:value-type="percentage" office:value="0.907597535934292" calcext:value-type="percentage">
            <text:p>90.76%</text:p>
          </table:table-cell>
          <table:table-cell office:value-type="percentage" office:value="0.258933801991798" calcext:value-type="percentage">
            <text:p>25.89%</text:p>
          </table:table-cell>
          <table:table-cell office:value-type="percentage" office:value="0.402917046490428" calcext:value-type="percentage">
            <text:p>40.29%</text:p>
          </table:table-cell>
          <table:table-cell office:value-type="percentage" office:value="0.0333333333333333" calcext:value-type="percentage">
            <text:p>3.33%</text:p>
          </table:table-cell>
          <table:table-cell office:value-type="percentage" office:value="0.002929115407147" calcext:value-type="percentage">
            <text:p>0.29%</text:p>
          </table:table-cell>
          <table:table-cell office:value-type="percentage" office:value="0.0053850296176628" calcext:value-type="percentage">
            <text:p>0.54%</text:p>
          </table:table-cell>
          <table:table-cell office:value-type="percentage" office:value="0.0055555555555555" calcext:value-type="percentage">
            <text:p>0.56%</text:p>
          </table:table-cell>
          <table:table-cell office:value-type="percentage" office:value="0.0005858230814294" calcext:value-type="percentage">
            <text:p>0.06%</text:p>
          </table:table-cell>
          <table:table-cell office:value-type="percentage" office:value="0.0010598834128245" calcext:value-type="percentage">
            <text:p>0.11%</text:p>
          </table:table-cell>
          <table:table-cell table:style-name="ce4" office:value-type="percentage" office:value="0.913875598086124" calcext:value-type="percentage">
            <text:p>91.39%</text:p>
          </table:table-cell>
          <table:table-cell office:value-type="percentage" office:value="0.335676625659051" calcext:value-type="percentage">
            <text:p>33.57%</text:p>
          </table:table-cell>
          <table:table-cell office:value-type="percentage" office:value="0.491002570694088" calcext:value-type="percentage">
            <text:p>49.10%</text:p>
          </table:table-cell>
          <table:table-cell office:value-type="percentage" office:value="0.908333333333333" calcext:value-type="percentage">
            <text:p>90.83%</text:p>
          </table:table-cell>
          <table:table-cell office:value-type="percentage" office:value="0.319273579379027" calcext:value-type="percentage">
            <text:p>31.93%</text:p>
          </table:table-cell>
          <table:table-cell office:value-type="percentage" office:value="0.47247507585609" calcext:value-type="percentage">
            <text:p>47.25%</text:p>
          </table:table-cell>
        </table:table-row>
        <table:table-row table:style-name="ro1">
          <table:table-cell office:value-type="string" calcext:value-type="string">
            <text:p>Clouds</text:p>
          </table:table-cell>
          <table:table-cell office:value-type="percentage" office:value="0.832457142857143" calcext:value-type="percentage">
            <text:p>83.25%</text:p>
          </table:table-cell>
          <table:table-cell office:value-type="percentage" office:value="0.71007993760967" calcext:value-type="percentage">
            <text:p>71.01%</text:p>
          </table:table-cell>
          <table:table-cell office:value-type="percentage" office:value="0.766414141414141" calcext:value-type="percentage">
            <text:p>76.64%</text:p>
          </table:table-cell>
          <table:table-cell office:value-type="percentage" office:value="0.786373314407381" calcext:value-type="percentage">
            <text:p>78.64%</text:p>
          </table:table-cell>
          <table:table-cell office:value-type="percentage" office:value="0.648079547670111" calcext:value-type="percentage">
            <text:p>64.81%</text:p>
          </table:table-cell>
          <table:table-cell office:value-type="percentage" office:value="0.710560068405301" calcext:value-type="percentage">
            <text:p>71.06%</text:p>
          </table:table-cell>
          <table:table-cell office:value-type="percentage" office:value="0.83630335681724" calcext:value-type="percentage">
            <text:p>83.63%</text:p>
          </table:table-cell>
          <table:table-cell table:style-name="ce4" office:value-type="percentage" office:value="0.786898030805225" calcext:value-type="percentage">
            <text:p>78.69%</text:p>
          </table:table-cell>
          <table:table-cell table:style-name="ce4" office:value-type="percentage" office:value="0.810848819688599" calcext:value-type="percentage">
            <text:p>81.08%</text:p>
          </table:table-cell>
          <table:table-cell office:value-type="percentage" office:value="0.874632136550912" calcext:value-type="percentage">
            <text:p>87.46%</text:p>
          </table:table-cell>
          <table:table-cell office:value-type="percentage" office:value="0.579450185221291" calcext:value-type="percentage">
            <text:p>57.95%</text:p>
          </table:table-cell>
          <table:table-cell office:value-type="percentage" office:value="0.697079863961534" calcext:value-type="percentage">
            <text:p>69.71%</text:p>
          </table:table-cell>
          <table:table-cell office:value-type="percentage" office:value="0.893644617380026" calcext:value-type="percentage">
            <text:p>89.36%</text:p>
          </table:table-cell>
          <table:table-cell office:value-type="percentage" office:value="0.671670891011893" calcext:value-type="percentage">
            <text:p>67.17%</text:p>
          </table:table-cell>
          <table:table-cell office:value-type="percentage" office:value="0.766918967052538" calcext:value-type="percentage">
            <text:p>76.69%</text:p>
          </table:table-cell>
          <table:table-cell table:style-name="ce4" office:value-type="percentage" office:value="0.918627179629117" calcext:value-type="percentage">
            <text:p>91.86%</text:p>
          </table:table-cell>
          <table:table-cell table:style-name="ce3" office:value-type="percentage" office:value="0.64710469877169" calcext:value-type="percentage">
            <text:p>64.71%</text:p>
          </table:table-cell>
          <table:table-cell table:style-name="ce3" office:value-type="percentage" office:value="0.759322809425761" calcext:value-type="percentage">
            <text:p>75.93%</text:p>
          </table:table-cell>
          <table:table-cell office:value-type="percentage" office:value="0.824599260172626" calcext:value-type="percentage">
            <text:p>82.46%</text:p>
          </table:table-cell>
          <table:table-cell office:value-type="percentage" office:value="0.521544160655098" calcext:value-type="percentage">
            <text:p>52.15%</text:p>
          </table:table-cell>
          <table:table-cell office:value-type="percentage" office:value="0.638958557267407" calcext:value-type="percentage">
            <text:p>63.90%</text:p>
          </table:table-cell>
        </table:table-row>
        <table:table-row table:style-name="ro1">
          <table:table-cell office:value-type="string" calcext:value-type="string">
            <text:p>Other water types</text:p>
          </table:table-cell>
          <table:table-cell office:value-type="percentage" office:value="0.927201555922105" calcext:value-type="percentage">
            <text:p>92.72%</text:p>
          </table:table-cell>
          <table:table-cell office:value-type="percentage" office:value="0.933521713265913" calcext:value-type="percentage">
            <text:p>93.35%</text:p>
          </table:table-cell>
          <table:table-cell office:value-type="percentage" office:value="0.930350901028865" calcext:value-type="percentage">
            <text:p>93.04%</text:p>
          </table:table-cell>
          <table:table-cell office:value-type="percentage" office:value="0.915209524921209" calcext:value-type="percentage">
            <text:p>91.52%</text:p>
          </table:table-cell>
          <table:table-cell office:value-type="percentage" office:value="0.971718223279794" calcext:value-type="percentage">
            <text:p>97.17%</text:p>
          </table:table-cell>
          <table:table-cell office:value-type="percentage" office:value="0.942617728032316" calcext:value-type="percentage">
            <text:p>94.26%</text:p>
          </table:table-cell>
          <table:table-cell table:style-name="ce5" office:value-type="percentage" office:value="0.939666025321266" calcext:value-type="percentage">
            <text:p>93.97%</text:p>
          </table:table-cell>
          <table:table-cell office:value-type="percentage" office:value="0.980542335911164" calcext:value-type="percentage">
            <text:p>98.05%</text:p>
          </table:table-cell>
          <table:table-cell office:value-type="percentage" office:value="0.959669104714773" calcext:value-type="percentage">
            <text:p>95.97%</text:p>
          </table:table-cell>
          <table:table-cell office:value-type="percentage" office:value="0.922917876640725" calcext:value-type="percentage">
            <text:p>92.29%</text:p>
          </table:table-cell>
          <table:table-cell office:value-type="percentage" office:value="0.984706523894507" calcext:value-type="percentage">
            <text:p>98.47%</text:p>
          </table:table-cell>
          <table:table-cell office:value-type="percentage" office:value="0.952811521903369" calcext:value-type="percentage">
            <text:p>95.28%</text:p>
          </table:table-cell>
          <table:table-cell office:value-type="percentage" office:value="0.924692539263961" calcext:value-type="percentage">
            <text:p>92.47%</text:p>
          </table:table-cell>
          <table:table-cell office:value-type="percentage" office:value="0.982153480071386" calcext:value-type="percentage">
            <text:p>98.22%</text:p>
          </table:table-cell>
          <table:table-cell office:value-type="percentage" office:value="0.952557245026744" calcext:value-type="percentage">
            <text:p>95.26%</text:p>
          </table:table-cell>
          <table:table-cell office:value-type="percentage" office:value="0.934983290097922" calcext:value-type="percentage">
            <text:p>93.50%</text:p>
          </table:table-cell>
          <table:table-cell office:value-type="percentage" office:value="0.991646837200079" calcext:value-type="percentage">
            <text:p>99.16%</text:p>
          </table:table-cell>
          <table:table-cell office:value-type="percentage" office:value="0.962481806262254" calcext:value-type="percentage">
            <text:p>96.25%</text:p>
          </table:table-cell>
          <table:table-cell office:value-type="percentage" office:value="0.921113150131246" calcext:value-type="percentage">
            <text:p>92.11%</text:p>
          </table:table-cell>
          <table:table-cell office:value-type="percentage" office:value="0.982872298235178" calcext:value-type="percentage">
            <text:p>98.29%</text:p>
          </table:table-cell>
          <table:table-cell office:value-type="percentage" office:value="0.950991090379288" calcext:value-type="percentage">
            <text:p>95.10%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2"/>
          <table:table-cell office:value-type="percentage" office:value="0.866139870337163" calcext:value-type="percentage">
            <text:p>86.61%</text:p>
          </table:table-cell>
          <table:table-cell table:number-columns-repeated="2"/>
          <table:table-cell office:value-type="percentage" office:value="0.892486255345144" calcext:value-type="percentage">
            <text:p>89.25%</text:p>
          </table:table-cell>
          <table:table-cell table:number-columns-repeated="2"/>
          <table:table-cell office:value-type="percentage" office:value="0.926143417344868" calcext:value-type="percentage">
            <text:p>92.61%</text:p>
          </table:table-cell>
          <table:table-cell table:number-columns-repeated="2"/>
          <table:table-cell office:value-type="percentage" office:value="0.901688769779494" calcext:value-type="percentage">
            <text:p>90.17%</text:p>
          </table:table-cell>
          <table:table-cell table:number-columns-repeated="2"/>
          <table:table-cell office:value-type="percentage" office:value="0.905019015902418" calcext:value-type="percentage">
            <text:p>90.50%</text:p>
          </table:table-cell>
          <table:table-cell/>
          <table:table-cell table:style-name="ce3"/>
          <table:table-cell office:value-type="percentage" office:value="0.926675468500601" calcext:value-type="percentage">
            <text:p>92.67%</text:p>
          </table:table-cell>
          <table:table-cell table:number-columns-repeated="2"/>
          <table:table-cell office:value-type="percentage" office:value="0.908388673222062" calcext:value-type="percentage">
            <text:p>90.84%</text:p>
          </table:table-cell>
        </table:table-row>
        <table:table-row table:style-name="ro1">
          <table:table-cell office:value-type="string" calcext:value-type="string">
            <text:p>Macro avg</text:p>
          </table:table-cell>
          <table:table-cell office:value-type="percentage" office:value="0.598436805422465" calcext:value-type="percentage">
            <text:p>59.84%</text:p>
          </table:table-cell>
          <table:table-cell office:value-type="percentage" office:value="0.626857126259091" calcext:value-type="percentage">
            <text:p>62.69%</text:p>
          </table:table-cell>
          <table:table-cell office:value-type="percentage" office:value="0.587205007371258" calcext:value-type="percentage">
            <text:p>58.72%</text:p>
          </table:table-cell>
          <table:table-cell office:value-type="percentage" office:value="0.700883779246169" calcext:value-type="percentage">
            <text:p>70.09%</text:p>
          </table:table-cell>
          <table:table-cell office:value-type="percentage" office:value="0.667100229716693" calcext:value-type="percentage">
            <text:p>66.71%</text:p>
          </table:table-cell>
          <table:table-cell office:value-type="percentage" office:value="0.667135347831971" calcext:value-type="percentage">
            <text:p>66.71%</text:p>
          </table:table-cell>
          <table:table-cell table:style-name="ce4" office:value-type="percentage" office:value="0.874914565404674" calcext:value-type="percentage">
            <text:p>87.49%</text:p>
          </table:table-cell>
          <table:table-cell office:value-type="percentage" office:value="0.760523453010195" calcext:value-type="percentage">
            <text:p>76.05%</text:p>
          </table:table-cell>
          <table:table-cell office:value-type="percentage" office:value="0.790154703590108" calcext:value-type="percentage">
            <text:p>79.02%</text:p>
          </table:table-cell>
          <table:table-cell office:value-type="percentage" office:value="0.703378035810623" calcext:value-type="percentage">
            <text:p>70.34%</text:p>
          </table:table-cell>
          <table:table-cell office:value-type="percentage" office:value="0.684754465584855" calcext:value-type="percentage">
            <text:p>68.48%</text:p>
          </table:table-cell>
          <table:table-cell office:value-type="percentage" office:value="0.677876183223483" calcext:value-type="percentage">
            <text:p>67.79%</text:p>
          </table:table-cell>
          <table:table-cell office:value-type="percentage" office:value="0.691480208627821" calcext:value-type="percentage">
            <text:p>69.15%</text:p>
          </table:table-cell>
          <table:table-cell office:value-type="percentage" office:value="0.686724158858424" calcext:value-type="percentage">
            <text:p>68.67%</text:p>
          </table:table-cell>
          <table:table-cell office:value-type="percentage" office:value="0.684016672545114" calcext:value-type="percentage">
            <text:p>68.40%</text:p>
          </table:table-cell>
          <table:table-cell office:value-type="percentage" office:value="0.873230681865389" calcext:value-type="percentage">
            <text:p>87.32%</text:p>
          </table:table-cell>
          <table:table-cell office:value-type="percentage" office:value="0.769918860824428" calcext:value-type="percentage">
            <text:p>76.99%</text:p>
          </table:table-cell>
          <table:table-cell office:value-type="percentage" office:value="0.797825783779179" calcext:value-type="percentage">
            <text:p>79.78%</text:p>
          </table:table-cell>
          <table:table-cell office:value-type="percentage" office:value="0.850926385995843" calcext:value-type="percentage">
            <text:p>85.09%</text:p>
          </table:table-cell>
          <table:table-cell office:value-type="percentage" office:value="0.759216164761738" calcext:value-type="percentage">
            <text:p>75.92%</text:p>
          </table:table-cell>
          <table:table-cell office:value-type="percentage" office:value="0.777962927763952" calcext:value-type="percentage">
            <text:p>77.8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8">00/00/0000</text:date>, <text:time style:data-style-name="N2" text:time-value="19:14:40.8079550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18T19:17:02.815663024</dc:date>
    <meta:editing-duration>PT4M44S</meta:editing-duration>
    <meta:editing-cycles>2</meta:editing-cycles>
    <meta:generator>LibreOffice/6.4.7.2$Linux_X86_64 LibreOffice_project/40$Build-2</meta:generator>
    <meta:document-statistic meta:table-count="1" meta:cell-count="215" meta:object-count="0"/>
  </office:meta>
</office:document-meta>
</file>